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E0000031672E8A6055E3BDB01.png" manifest:media-type="image/png"/>
  <manifest:file-entry manifest:full-path="Pictures/1000020100000156000001905841F5AF9254B1B4.png" manifest:media-type="image/png"/>
  <manifest:file-entry manifest:full-path="Pictures/10000201000002A400000320376C7D11CAC141C8.png" manifest:media-type="image/png"/>
  <manifest:file-entry manifest:full-path="Pictures/10000201000004FA000003B97869BA914D7F7E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nispace" svg:font-family="Unispace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 Black" svg:font-family="'Arial Black'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Impact" svg:font-family="Impact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67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pr1" style:family="presentation" style:parent-style-name="標準-title">
      <style:graphic-properties draw:auto-grow-height="true" fo:min-height="3.506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1" style:family="paragraph">
      <style:text-properties fo:color="#ffffff" fo:font-size="40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4pt" style:font-size-asian="44pt" style:font-size-complex="44pt"/>
    </style:style>
    <style:style style:name="P4" style:family="paragraph">
      <style:text-properties fo:color="#002342" style:font-name="游ゴシック" fo:font-size="60pt" style:font-name-asian="游ゴシック" style:font-size-asian="60pt" style:font-weight-asian="normal"/>
    </style:style>
    <style:style style:name="P5" style:family="paragraph">
      <loext:graphic-properties draw:fill="none" draw:fill-color="#ffffff"/>
      <style:text-properties fo:color="#002342" style:font-name="游ゴシック" fo:font-size="60pt" style:font-name-asian="游ゴシック" style:font-size-asian="60pt" style:font-weight-asian="normal" style:font-size-complex="44pt"/>
    </style:style>
    <style:style style:name="P6" style:family="paragraph">
      <style:text-properties fo:font-size="18pt" style:font-size-asian="36pt" style:font-size-complex="18pt"/>
    </style:style>
    <style:style style:name="P7" style:family="paragraph">
      <loext:graphic-properties draw:fill="none" draw:fill-color="#ffffff"/>
      <style:text-properties fo:font-size="18pt" style:font-size-asian="36pt" style:font-size-complex="18pt"/>
    </style:style>
    <style:style style:name="P8" style:family="paragraph">
      <loext:graphic-properties draw:fill-color="#ffffff"/>
    </style:style>
    <style:style style:name="T1" style:family="text">
      <style:text-properties fo:color="#ffffff" fo:font-size="40pt" style:font-size-asian="40pt" style:font-size-complex="40pt"/>
    </style:style>
    <style:style style:name="T2" style:family="text">
      <style:text-properties fo:color="#002342" style:font-name="游ゴシック" fo:font-size="60pt" style:font-name-asian="游ゴシック" style:font-size-asian="60pt" style:font-weight-asian="normal" style:font-size-complex="44pt"/>
    </style:style>
    <style:style style:name="T3" style:family="text">
      <style:text-properties fo:font-size="18pt" style:font-size-asian="36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text-style-name="P1" draw:layer="layout" svg:width="15.399cm" svg:height="3.506cm" svg:x="12.801cm" svg:y="17.4cm" presentation:class="title" presentation:user-transformed="true">
          <draw:text-box>
            <text:p text:style-name="P1"><text:span text:style-name="T1">6119019056 </text:span><text:span text:style-name="T1">山口力也</text:span></text:p>
          </draw:text-box>
        </draw:frame>
        <draw:frame draw:style-name="gr1" draw:text-style-name="P2" draw:layer="layout" svg:width="5cm" svg:height="5.27cm" svg:x="21.8cm" svg:y="11.53cm">
          <draw:image xlink:href="Pictures/10000201000002EE0000031672E8A6055E3BDB01.png" xlink:type="simple" xlink:show="embed" xlink:actuate="onLoad">
            <text:p/>
          </draw:image>
        </draw:frame>
        <draw:frame draw:style-name="gr1" draw:text-style-name="P2" draw:layer="layout" svg:width="5cm" svg:height="5.85cm" svg:x="1.6cm" svg:y="0.8cm">
          <draw:image xlink:href="Pictures/1000020100000156000001905841F5AF9254B1B4.png" xlink:type="simple" xlink:show="embed" xlink:actuate="onLoad">
            <text:p/>
          </draw:image>
        </draw:frame>
        <draw:frame draw:style-name="gr1" draw:text-style-name="P2" draw:layer="layout" svg:width="5cm" svg:height="5.92cm" svg:x="19.8cm" svg:y="1.28cm">
          <draw:image xlink:href="Pictures/10000201000002A400000320376C7D11CAC141C8.png" xlink:type="simple" xlink:show="embed" xlink:actuate="onLoad">
            <text:p/>
          </draw:image>
        </draw:frame>
        <draw:frame draw:style-name="gr2" draw:text-style-name="P3" draw:layer="layout" svg:width="11cm" svg:height="8.228cm" svg:x="0.4cm" svg:y="11.6cm">
          <draw:image xlink:href="Pictures/10000201000004FA000003B97869BA914D7F7EA2.png" xlink:type="simple" xlink:show="embed" xlink:actuate="onLoad">
            <text:p text:style-name="P2"/>
          </draw:image>
        </draw:frame>
        <draw:frame draw:style-name="gr3" draw:text-style-name="P5" draw:layer="layout" svg:width="18cm" svg:height="4.917cm" svg:x="5cm" svg:y="7.483cm">
          <draw:text-box>
            <text:p text:style-name="P4"><text:span text:style-name="T2">10</text:span><text:span text:style-name="T2">秒インベーダー</text:span></text:p>
          </draw:text-box>
        </draw:frame>
        <draw:frame draw:style-name="gr4" draw:text-style-name="P7" draw:layer="layout" svg:width="10.361cm" svg:height="2.791cm" svg:x="11.639cm" svg:y="14.209cm">
          <draw:text-box>
            <text:p text:style-name="P6"><text:span text:style-name="T3">高速移動する敵に</text:span></text:p>
            <text:p text:style-name="P6"><text:span text:style-name="T3">弾を当てよう！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nispace" svg:font-family="Unispace" style:font-family-generic="modern" style:font-pitch="fixed"/>
    <style:font-face style:name="メイリオ" svg:font-family="メイリオ" style:font-family-generic="modern" style:font-pitch="variable"/>
    <style:font-face style:name="游ゴシック" svg:font-family="游ゴシック" style:font-adornments="標準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nk Free" svg:font-family="'Ink Free'" style:font-family-generic="script" style:font-pitch="variable"/>
    <style:font-face style:name="Arial Black" svg:font-family="'Arial Black'" style:font-family-generic="swiss" style:font-pitch="variable"/>
    <style:font-face style:name="Bahnschrift Light" svg:font-family="'Bahnschrift Light'" style:font-family-generic="swiss" style:font-pitch="variable"/>
    <style:font-face style:name="Bahnschrift Light1" svg:font-family="'Bahnschrift Light'" style:font-adornments="Light" style:font-family-generic="swiss" style:font-pitch="variable"/>
    <style:font-face style:name="Impact" svg:font-family="Impact" style:font-family-generic="swiss" style:font-pitch="variable"/>
    <style:font-face style:name="Trebuchet MS" svg:font-family="'Trebuchet MS'" style:font-family-generic="swiss" style:font-pitch="variable"/>
    <style:font-face style:name="Arial" svg:font-family="Arial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gradient" draw:fill-color="#8ccfb7" draw:fill-gradient-name="Sunburst" draw:gradient-step-count="0" draw:fill-image-width="0cm" draw:fill-image-height="0cm" style:repeat="repeat" draw:fill-image-ref-point-x="0%" draw:fill-image-ref-point-y="0%" draw:fill-image-ref-point="center" draw:tile-repeat-offset="0% vertical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8ccfb7" draw:fill-gradient-name="Sunburst" draw:gradient-step-count="0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3.365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番号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5T21:02:10.324000000</meta:creation-date>
    <dc:date>2019-07-25T22:04:06.928000000</dc:date>
    <meta:editing-duration>PT1M32S</meta:editing-duration>
    <meta:editing-cycles>2</meta:editing-cycles>
    <meta:generator>LibreOffice/5.4.2.2$Windows_x86 LibreOffice_project/22b09f6418e8c2d508a9eaf86b2399209b0990f4</meta:generator>
    <meta:document-statistic meta:object-count="30"/>
  </office:meta>
</office:document-meta>
</file>